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" svg:font-family="'Lucida Sans Typewriter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3pt" style:font-size-asian="13pt" style:font-size-complex="13pt"/>
    </style:style>
    <style:style style:name="P2" style:family="paragraph" style:parent-style-name="Preformatted_20_Text" style:list-style-name="L1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Courier 10 Pitch" fo:font-size="13pt" style:font-size-asian="13pt" style:font-size-complex="13pt"/>
    </style:style>
    <style:style style:name="P3" style:family="paragraph" style:parent-style-name="Preformatted_20_Text" style:list-style-name="L1">
      <style:paragraph-properties fo:background-color="#ffffff">
        <style:background-image/>
      </style:paragraph-properties>
      <style:text-properties fo:color="#000000" style:font-name="Tahoma" fo:font-size="13pt" style:font-size-asian="13pt" style:font-size-complex="13pt"/>
    </style:style>
    <style:style style:name="P4" style:family="paragraph" style:parent-style-name="Preformatted_20_Text" style:list-style-name="L1">
      <style:paragraph-properties fo:background-color="#ffffff">
        <style:background-image/>
      </style:paragraph-properties>
      <style:text-properties fo:color="#000000" style:font-name="Courier 10 Pitch" fo:font-size="13pt" style:font-size-asian="13pt" style:font-size-complex="13pt"/>
    </style:style>
    <style:style style:name="T1" style:family="text">
      <style:text-properties officeooo:rsid="000c7742"/>
    </style:style>
    <style:style style:name="T2" style:family="text">
      <style:text-properties officeooo:rsid="000da8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73785836009795068" text:style-name="L1">
        <text:list-item>
          <text:p text:style-name="P3">Install node.js with npm. <text:span text:style-name="T1">Available at:</text:span></text:p>
          <text:p text:style-name="P4">https://nodejs.org/</text:p>
        </text:list-item>
        <text:list-item>
          <text:p text:style-name="P3">Install TypeScript. Open console and run:</text:p>
          <text:p text:style-name="P4">npm install -g typescript</text:p>
        </text:list-item>
        <text:list-item>
          <text:p text:style-name="P3">Install TypeScript Definition(TSD) manager. Open console and run:</text:p>
          <text:p text:style-name="P2">npm install -<text:span text:style-name="T2">g </text:span>tsd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Typewriter" svg:font-family="'Lucida Sans Typewriter'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09:32:51.324587545</meta:creation-date>
    <dc:date>2015-11-25T09:34:41.534002307</dc:date>
    <meta:editing-duration>PT1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32" meta:character-count="213" meta:non-whitespace-character-count="190"/>
  </office:meta>
</office:document-meta>
</file>